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27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6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Dashboard">
      <style:table-properties table:display="true" style:writing-mode="lr-tb" table:tab-color="#1c819e"/>
    </style:style>
    <style:style style:name="ta2" style:family="table" style:master-page-name="PageStyle_5f_Output">
      <style:table-properties table:display="true" style:writing-mode="lr-tb" table:tab-color="#ffbe00"/>
    </style:style>
    <style:style style:name="ta3" style:family="table" style:master-page-name="PageStyle_5f_Queries">
      <style:table-properties table:display="true" style:writing-mode="lr-tb" table:tab-color="#404040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0115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3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4" style:family="table-cell" style:parent-style-name="Default" style:data-style-name="N3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5" style:family="table-cell" style:parent-style-name="Default" style:data-style-name="N10">
      <style:table-cell-properties style:rotation-align="none"/>
    </style:style>
    <style:style style:name="ce17" style:family="table-cell" style:parent-style-name="Default" style:data-style-name="N11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18" style:family="table-cell" style:parent-style-name="Excel_20_Built-in_20_Percent" style:data-style-name="N11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Excel_20_Built-in_20_Percent" style:data-style-name="N11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1"/>
    <style:style style:name="ce7" style:family="table-cell" style:parent-style-name="Default" style:data-style-name="N12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d9d9d9" style:text-align-source="fix" style:repeat-content="false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fo:margin-left="0cm"/>
    </style:style>
    <style:style style:name="ce6" style:family="table-cell" style:parent-style-name="Excel_20_Built-in_20_Percent" style:data-style-name="N10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0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cm" svg:stroke-color="#008000" draw:fill="solid" draw:fill-color="#ffffff" draw:textarea-horizontal-align="justify" draw:textarea-vertical-align="top" draw:auto-grow-height="false" draw:fit-to-size="false" style:shrink-to-fit="false" fo:min-height="13.669cm" fo:min-width="17.609cm" fo:padding-top="0.125cm" fo:padding-bottom="0.125cm" fo:padding-left="0.25cm" fo:padding-right="0.25cm" fo:wrap-option="wrap" style:overflow-behavior="clip" style:writing-mode="lr-tb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.026cm" svg:stroke-color="#bcbcbc" draw:fill="solid" draw:fill-color="#ffffff" draw:textarea-horizontal-align="justify" draw:textarea-vertical-align="top" draw:auto-grow-height="false" draw:fit-to-size="false" style:shrink-to-fit="false" fo:min-height="8.487cm" fo:min-width="11.787cm" fo:padding-top="0.125cm" fo:padding-bottom="0.125cm" fo:padding-left="0.25cm" fo:padding-right="0.25cm" fo:wrap-option="wrap" style:overflow-behavior="clip" style:writing-mode="lr-tb" loext:decorative="false">
        <loext:stroke-complex-color loext:theme-type="light1" loext:color-type="theme">
          <loext:transformation loext:type="shade" loext:value="5000"/>
        </loext:stroke-complex-color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4" style:family="graphic" style:parent-style-name="Default">
      <style:graphic-properties draw:stroke="solid" svg:stroke-width="0.026cm" svg:stroke-color="#bcbcbc" draw:fill="solid" draw:fill-color="#ffffff" draw:textarea-horizontal-align="justify" draw:textarea-vertical-align="top" draw:auto-grow-height="false" draw:fit-to-size="false" style:shrink-to-fit="false" fo:min-height="8.487cm" fo:min-width="11.558cm" fo:padding-top="0.125cm" fo:padding-bottom="0.125cm" fo:padding-left="0.25cm" fo:padding-right="0.25cm" fo:wrap-option="wrap" style:overflow-behavior="clip" style:writing-mode="lr-tb" loext:decorative="false">
        <loext:stroke-complex-color loext:theme-type="light1" loext:color-type="theme">
          <loext:transformation loext:type="shade" loext:value="5000"/>
        </loext:stroke-complex-color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5" style:family="graphic" style:parent-style-name="Default">
      <style:graphic-properties draw:stroke="solid" svg:stroke-width="0.026cm" svg:stroke-color="#bcbcbc" draw:fill="solid" draw:fill-color="#ffffff" draw:textarea-horizontal-align="justify" draw:textarea-vertical-align="top" draw:auto-grow-height="false" draw:fit-to-size="false" style:shrink-to-fit="false" fo:min-height="7.887cm" fo:min-width="11.767cm" fo:padding-top="0.125cm" fo:padding-bottom="0.125cm" fo:padding-left="0.25cm" fo:padding-right="0.25cm" fo:wrap-option="wrap" style:overflow-behavior="clip" style:writing-mode="lr-tb" loext:decorative="false">
        <loext:stroke-complex-color loext:theme-type="light1" loext:color-type="theme">
          <loext:transformation loext:type="shade" loext:value="5000"/>
        </loext:stroke-complex-color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6" style:family="graphic" style:parent-style-name="Default">
      <style:graphic-properties draw:stroke="solid" svg:stroke-width="0.026cm" svg:stroke-color="#bcbcbc" draw:fill="solid" draw:fill-color="#ffffff" draw:textarea-horizontal-align="justify" draw:textarea-vertical-align="top" draw:auto-grow-height="false" draw:fit-to-size="false" style:shrink-to-fit="false" fo:min-height="7.887cm" fo:min-width="11.558cm" fo:padding-top="0.125cm" fo:padding-bottom="0.125cm" fo:padding-left="0.25cm" fo:padding-right="0.25cm" fo:wrap-option="wrap" style:overflow-behavior="clip" style:writing-mode="lr-tb" loext:decorative="false">
        <loext:stroke-complex-color loext:theme-type="light1" loext:color-type="theme">
          <loext:transformation loext:type="shade" loext:value="5000"/>
        </loext:stroke-complex-color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number-columns-repeated="16384"/>
        </table:table-row>
        <table:table-row table:style-name="ro1">
          <table:table-cell>
            <draw:frame draw:z-index="0" draw:name="Chart 2" draw:style-name="gr1" draw:text-style-name="P1" svg:width="9.382cm" svg:height="7.62cm" svg:x="0.622cm" svg:y="0.04cm">
              <draw:object draw:notify-on-update-of-ranges="Output.B4:Output.B5 Output.C3:Output.C3 Output.C4:Output.C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draw:z-index="1" draw:name="Chart 3" draw:style-name="gr1" draw:text-style-name="P1" svg:width="9.146cm" svg:height="7.62cm" svg:x="0.175cm" svg:y="0.012cm">
              <draw:object draw:notify-on-update-of-ranges="Output.E4:Output.E11 Output.F3:Output.F3 Output.F4:Output.F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draw:z-index="2" draw:name="Chart 4" draw:style-name="gr1" draw:text-style-name="P1" svg:width="9.433cm" svg:height="7.62cm" svg:x="0.262cm" svg:y="0.012cm">
              <draw:object draw:notify-on-update-of-ranges="Output.H4:Output.H8 Output.I3:Output.I3 Output.I4:Output.I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custom-shape table:end-cell-address="Dashboard.Z31" table:end-x="1.304cm" table:end-y="0.188cm" draw:z-index="6" draw:style-name="gr2" draw:text-style-name="P4" svg:width="18.108cm" svg:height="13.918cm" svg:x="0.388cm" svg:y="0cm">
              <text:p text:style-name="P2"><text:span text:style-name="T1">This chart isn't available in your version of Excel.</text:span></text:p>
              <text:p text:style-name="P2"><text:span text:style-name="T1"/></text:p>
              <text:p text:style-name="P3"><text:span text:style-name="T1">Editing this shape or saving this workbook into a different file format </text:span><text:span text:style-name="T1">will permanently break the chart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7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>
            <draw:frame draw:z-index="3" draw:name="Chart 5" draw:style-name="gr1" draw:text-style-name="P1" svg:width="9.292cm" svg:height="7.619cm" svg:x="0.35cm" svg:y="0.133cm">
              <draw:object draw:notify-on-update-of-ranges="Output.K4:Output.K8 Output.L3:Output.L3 Output.L4:Output.L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draw:z-index="4" draw:name="Chart 6" draw:style-name="gr1" draw:text-style-name="P1" svg:width="9.503cm" svg:height="7.619cm" svg:x="1.899cm" svg:y="0.055cm">
              <draw:object draw:notify-on-update-of-ranges="Output.O4:Output.O5 Output.P3:Output.P3 Output.P4:Output.P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draw:z-index="5" draw:name="Chart 7" draw:style-name="gr1" draw:text-style-name="P1" svg:width="9.388cm" svg:height="7.619cm" svg:x="0.528cm" svg:y="0.164cm">
              <draw:object draw:notify-on-update-of-ranges="Output.R4:Output.R9 Output.S3:Output.S3 Output.S4:Output.S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2"/>
        </table:table-row>
      </table:table>
      <table:table table:name="Output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number-columns-repeated="1636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1-Gênero dos leads</text:p>
          </table:table-cell>
          <table:table-cell table:number-columns-repeated="2"/>
          <table:table-cell table:style-name="ce1" office:value-type="string" calcext:value-type="string">
            <text:p>2-Status profissional dos leads</text:p>
          </table:table-cell>
          <table:table-cell table:number-columns-repeated="2"/>
          <table:table-cell table:style-name="ce1" office:value-type="string" calcext:value-type="string">
            <text:p>3-Faixa etária dos leads</text:p>
          </table:table-cell>
          <table:table-cell table:number-columns-repeated="2"/>
          <table:table-cell table:style-name="ce1" office:value-type="string" calcext:value-type="string">
            <text:p>4-Faixa salarial dos leads</text:p>
          </table:table-cell>
          <table:table-cell table:number-columns-repeated="3"/>
          <table:table-cell table:style-name="ce1" office:value-type="string" calcext:value-type="string">
            <text:p>5-Classificação dos veículos</text:p>
          </table:table-cell>
          <table:table-cell table:number-columns-repeated="2"/>
          <table:table-cell table:style-name="ce1" office:value-type="string" calcext:value-type="string">
            <text:p>6-Idade dos veículos</text:p>
          </table:table-cell>
          <table:table-cell table:number-columns-repeated="3"/>
          <table:table-cell table:style-name="ce1" office:value-type="string" calcext:value-type="string">
            <text:p>7-Veículos mais visitados por marca</text:p>
          </table:table-cell>
          <table:table-cell table:number-columns-repeated="16362"/>
        </table:table-row>
        <table:table-row table:style-name="ro1">
          <table:table-cell/>
          <table:table-cell table:style-name="ce2" office:value-type="string" calcext:value-type="string">
            <text:p>genero</text:p>
          </table:table-cell>
          <table:table-cell table:style-name="ce3" office:value-type="string" calcext:value-type="string">
            <text:p>leads</text:p>
          </table:table-cell>
          <table:table-cell/>
          <table:table-cell table:style-name="ce17" office:value-type="string" calcext:value-type="string">
            <text:p>status profissional</text:p>
          </table:table-cell>
          <table:table-cell table:style-name="ce18" office:value-type="string" calcext:value-type="string">
            <text:p>leads</text:p>
          </table:table-cell>
          <table:table-cell table:style-name="ce20"/>
          <table:table-cell table:style-name="ce3" office:value-type="string" calcext:value-type="string">
            <text:p>Faixa Etária</text:p>
          </table:table-cell>
          <table:table-cell table:style-name="ce6" office:value-type="string" calcext:value-type="string">
            <text:p>leads</text:p>
          </table:table-cell>
          <table:table-cell/>
          <table:table-cell table:style-name="ce3" office:value-type="string" calcext:value-type="string">
            <text:p>Faixa salarial</text:p>
          </table:table-cell>
          <table:table-cell table:style-name="ce6" office:value-type="string" calcext:value-type="string">
            <text:p>leads</text:p>
          </table:table-cell>
          <table:table-cell table:style-name="ce3" office:value-type="string" calcext:value-type="string">
            <text:p>Ordem</text:p>
          </table:table-cell>
          <table:table-cell/>
          <table:table-cell table:style-name="ce3" office:value-type="string" calcext:value-type="string">
            <text:p>classificação do veículo</text:p>
          </table:table-cell>
          <table:table-cell table:style-name="ce3" office:value-type="string" calcext:value-type="string">
            <text:p>veículos visitados (#)</text:p>
          </table:table-cell>
          <table:table-cell/>
          <table:table-cell table:style-name="ce3" office:value-type="string" calcext:value-type="string">
            <text:p>idade do veiculo</text:p>
          </table:table-cell>
          <table:table-cell table:style-name="ce3" office:value-type="string" calcext:value-type="string">
            <text:p>veículos visitados (#)</text:p>
          </table:table-cell>
          <table:table-cell table:style-name="ce3" office:value-type="string" calcext:value-type="string">
            <text:p>ordem</text:p>
          </table:table-cell>
          <table:table-cell/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visitas</text:p>
          </table:table-cell>
          <table:table-cell table:number-columns-repeated="16360"/>
        </table:table-row>
        <table:table-row table:style-name="ro1">
          <table:table-cell/>
          <table:table-cell table:style-name="ce2" office:value-type="string" calcext:value-type="string">
            <text:p>female</text:p>
          </table:table-cell>
          <table:table-cell table:style-name="ce4" office:value-type="float" office:value="15106" calcext:value-type="float">
            <text:p>15.106</text:p>
          </table:table-cell>
          <table:table-cell/>
          <table:table-cell table:style-name="ce17" office:value-type="string" calcext:value-type="string">
            <text:p>clt</text:p>
          </table:table-cell>
          <table:table-cell table:style-name="ce19" office:value-type="percentage" office:value="0.649448404954399" calcext:value-type="percentage">
            <text:p>64,94%</text:p>
          </table:table-cell>
          <table:table-cell table:style-name="ce20"/>
          <table:table-cell table:style-name="ce27" office:value-type="float" office:value="80" calcext:value-type="float">
            <text:p>80</text:p>
          </table:table-cell>
          <table:table-cell table:style-name="ce6" office:value-type="percentage" office:value="0.0341710143773149" calcext:value-type="percentage">
            <text:p>3%</text:p>
          </table:table-cell>
          <table:table-cell/>
          <table:table-cell table:style-name="ce27" office:value-type="float" office:value="2000" calcext:value-type="float">
            <text:p>2000</text:p>
          </table:table-cell>
          <table:table-cell table:style-name="ce6" office:value-type="percentage" office:value="0.0160101955474133" calcext:value-type="percentage">
            <text:p>2%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novos</text:p>
          </table:table-cell>
          <table:table-cell table:style-name="ce3" office:value-type="float" office:value="649" calcext:value-type="float">
            <text:p>649</text:p>
          </table:table-cell>
          <table:table-cell/>
          <table:table-cell table:style-name="ce3" office:value-type="string" calcext:value-type="string">
            <text:p>Até 2 anos</text:p>
          </table:table-cell>
          <table:table-cell table:style-name="ce11" office:value-type="percentage" office:value="0.0379986919555265" calcext:value-type="percentage">
            <text:p>4%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6360"/>
        </table:table-row>
        <table:table-row table:style-name="ro1">
          <table:table-cell/>
          <table:table-cell table:style-name="ce2" office:value-type="string" calcext:value-type="string">
            <text:p>male</text:p>
          </table:table-cell>
          <table:table-cell table:style-name="ce4" office:value-type="float" office:value="10003" calcext:value-type="float">
            <text:p>10.003</text:p>
          </table:table-cell>
          <table:table-cell/>
          <table:table-cell table:style-name="ce17" office:value-type="string" calcext:value-type="string">
            <text:p>other</text:p>
          </table:table-cell>
          <table:table-cell table:style-name="ce18" office:value-type="percentage" office:value="0.0904456569357601" calcext:value-type="percentage">
            <text:p>9,04%</text:p>
          </table:table-cell>
          <table:table-cell table:style-name="ce20"/>
          <table:table-cell table:style-name="ce3" office:value-type="string" calcext:value-type="string">
            <text:p>60-80</text:p>
          </table:table-cell>
          <table:table-cell table:style-name="ce6" office:value-type="percentage" office:value="0.205424349834721" calcext:value-type="percentage">
            <text:p>21%</text:p>
          </table:table-cell>
          <table:table-cell/>
          <table:table-cell table:style-name="ce27" office:value-type="string" calcext:value-type="string">
            <text:p>15000-20000</text:p>
          </table:table-cell>
          <table:table-cell table:style-name="ce6" office:value-type="percentage" office:value="0.0177227289019873" calcext:value-type="percentage">
            <text:p>2%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seminovos</text:p>
          </table:table-cell>
          <table:table-cell table:style-name="ce3" office:value-type="float" office:value="29931" calcext:value-type="float">
            <text:p>29931</text:p>
          </table:table-cell>
          <table:table-cell/>
          <table:table-cell table:style-name="ce3" office:value-type="string" calcext:value-type="string">
            <text:p>de 2 a 4 anos</text:p>
          </table:table-cell>
          <table:table-cell table:style-name="ce11" office:value-type="percentage" office:value="0.107750163505559" calcext:value-type="percentage">
            <text:p>11%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6360"/>
        </table:table-row>
        <table:table-row table:style-name="ro1">
          <table:table-cell table:number-columns-repeated="4"/>
          <table:table-cell table:style-name="ce17" office:value-type="string" calcext:value-type="string">
            <text:p>businessman</text:p>
          </table:table-cell>
          <table:table-cell table:style-name="ce18" office:value-type="percentage" office:value="0.0754311203154248" calcext:value-type="percentage">
            <text:p>7,54%</text:p>
          </table:table-cell>
          <table:table-cell table:style-name="ce20"/>
          <table:table-cell table:style-name="ce3" office:value-type="string" calcext:value-type="string">
            <text:p>40-60</text:p>
          </table:table-cell>
          <table:table-cell table:style-name="ce6" office:value-type="percentage" office:value="0.333426261499861" calcext:value-type="percentage">
            <text:p>33%</text:p>
          </table:table-cell>
          <table:table-cell/>
          <table:table-cell table:style-name="ce3" office:value-type="string" calcext:value-type="string">
            <text:p>10000-15000</text:p>
          </table:table-cell>
          <table:table-cell table:style-name="ce6" office:value-type="percentage" office:value="0.0953841252140667" calcext:value-type="percentage">
            <text:p>10%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de 4 a 6 anos</text:p>
          </table:table-cell>
          <table:table-cell table:style-name="ce11" office:value-type="percentage" office:value="0.181033355134075" calcext:value-type="percentage">
            <text:p>18%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6360"/>
        </table:table-row>
        <table:table-row table:style-name="ro1">
          <table:table-cell table:number-columns-repeated="4"/>
          <table:table-cell table:style-name="ce17" office:value-type="string" calcext:value-type="string">
            <text:p>self_employed</text:p>
          </table:table-cell>
          <table:table-cell table:style-name="ce18" office:value-type="percentage" office:value="0.0720458799633598" calcext:value-type="percentage">
            <text:p>7,20%</text:p>
          </table:table-cell>
          <table:table-cell table:style-name="ce20"/>
          <table:table-cell table:style-name="ce3" office:value-type="string" calcext:value-type="string">
            <text:p>20-40</text:p>
          </table:table-cell>
          <table:table-cell table:style-name="ce6" office:value-type="percentage" office:value="0.426978374288104" calcext:value-type="percentage">
            <text:p>43%</text:p>
          </table:table-cell>
          <table:table-cell/>
          <table:table-cell table:style-name="ce3" office:value-type="string" calcext:value-type="string">
            <text:p>5000-10000</text:p>
          </table:table-cell>
          <table:table-cell table:style-name="ce6" office:value-type="percentage" office:value="0.710263252220319" calcext:value-type="percentage">
            <text:p>71%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de 6 a 8 anos</text:p>
          </table:table-cell>
          <table:table-cell table:style-name="ce11" office:value-type="percentage" office:value="0.196304774362328" calcext:value-type="percentage">
            <text:p>20%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4"/>
          <table:table-cell table:style-name="ce17" office:value-type="string" calcext:value-type="string">
            <text:p>freelancer</text:p>
          </table:table-cell>
          <table:table-cell table:style-name="ce18" office:value-type="percentage" office:value="0.0528894022063802" calcext:value-type="percentage">
            <text:p>5,29%</text:p>
          </table:table-cell>
          <table:table-cell table:style-name="ce20"/>
          <table:table-cell table:style-name="ce3" office:value-type="string" calcext:value-type="string">
            <text:p>0-20</text:p>
          </table:table-cell>
          <table:table-cell table:style-name="ce6" office:value-type="percentage" office:value="0" calcext:value-type="percentage">
            <text:p>0%</text:p>
          </table:table-cell>
          <table:table-cell/>
          <table:table-cell table:style-name="ce3" office:value-type="string" calcext:value-type="string">
            <text:p>0-5000</text:p>
          </table:table-cell>
          <table:table-cell table:style-name="ce6" office:value-type="percentage" office:value="0.160619698116213" calcext:value-type="percentage">
            <text:p>16%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de 8 a 10 anos</text:p>
          </table:table-cell>
          <table:table-cell table:style-name="ce11" office:value-type="percentage" office:value="0.247678221059516" calcext:value-type="percentage">
            <text:p>25%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4"/>
          <table:table-cell table:style-name="ce17" office:value-type="string" calcext:value-type="string">
            <text:p>retired</text:p>
          </table:table-cell>
          <table:table-cell table:style-name="ce18" office:value-type="percentage" office:value="0.0426142020789358" calcext:value-type="percentage">
            <text:p>4,26%</text:p>
          </table:table-cell>
          <table:table-cell table:style-name="ce20"/>
          <table:table-cell table:number-columns-repeated="10"/>
          <table:table-cell table:style-name="ce3" office:value-type="string" calcext:value-type="string">
            <text:p>acima de 10 anos</text:p>
          </table:table-cell>
          <table:table-cell table:style-name="ce11" office:value-type="percentage" office:value="0.229234793982995" calcext:value-type="percentage">
            <text:p>23%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4"/>
          <table:table-cell table:style-name="ce17" office:value-type="string" calcext:value-type="string">
            <text:p>civil_servant</text:p>
          </table:table-cell>
          <table:table-cell table:style-name="ce18" office:value-type="percentage" office:value="0.0170855071886575" calcext:value-type="percentage">
            <text:p>1,71%</text:p>
          </table:table-cell>
          <table:table-cell table:style-name="ce20"/>
          <table:table-cell table:number-columns-repeated="14"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6360"/>
        </table:table-row>
        <table:table-row table:style-name="ro1">
          <table:table-cell table:number-columns-repeated="4"/>
          <table:table-cell table:style-name="ce17" office:value-type="string" calcext:value-type="string">
            <text:p>student</text:p>
          </table:table-cell>
          <table:table-cell table:style-name="ce18" office:value-type="percentage" office:value="0.0000398263570831176" calcext:value-type="percentage">
            <text:p>0,00%</text:p>
          </table:table-cell>
          <table:table-cell table:style-name="ce20"/>
          <table:table-cell table:number-columns-repeated="14"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R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RS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T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TT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16I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18IA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18IA/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20I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25I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30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30I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25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6I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I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5"/>
          <table:table-cell table:number-columns-repeated="17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IA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7" table:number-columns-repeated="3"/>
          <table:table-cell table:style-name="ce9"/>
          <table:table-cell table:style-name="ce7" table:number-columns-repeated="3"/>
          <table:table-cell table:number-columns-repeated="8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8I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8" table:number-columns-repeated="3"/>
          <table:table-cell table:style-name="ce10"/>
          <table:table-cell table:style-name="ce8" table:number-columns-repeated="3"/>
          <table:table-cell table:number-columns-repeated="8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I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6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Z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RY</text:p>
          </table:table-cell>
          <table:table-cell table:style-name="ce3" office:value-type="string" calcext:value-type="string">
            <text:p>ARRIZ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RY</text:p>
          </table:table-cell>
          <table:table-cell table:style-name="ce3" office:value-type="string" calcext:value-type="string">
            <text:p>CELER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RY</text:p>
          </table:table-cell>
          <table:table-cell table:style-name="ce3" office:value-type="string" calcext:value-type="string">
            <text:p>CIEL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RY</text:p>
          </table:table-cell>
          <table:table-cell table:style-name="ce3" office:value-type="string" calcext:value-type="string">
            <text:p>FACE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RY</text:p>
          </table:table-cell>
          <table:table-cell table:style-name="ce3" office:value-type="string" calcext:value-type="string">
            <text:p>QQ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RY</text:p>
          </table:table-cell>
          <table:table-cell table:style-name="ce3" office:value-type="string" calcext:value-type="string">
            <text:p>TIGGO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AGILE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ASTRA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AMAR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APTIVA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ELTA</text:p>
          </table:table-cell>
          <table:table-cell table:style-name="ce3" office:value-type="float" office:value="1028" calcext:value-type="float">
            <text:p>102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HEVROLET/CLASSI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HEVROLET/ONI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OBALT</text:p>
          </table:table-cell>
          <table:table-cell table:style-name="ce3" office:value-type="float" office:value="238" calcext:value-type="float">
            <text:p>23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ORSA</text:p>
          </table:table-cell>
          <table:table-cell table:style-name="ce3" office:value-type="float" office:value="561" calcext:value-type="float">
            <text:p>56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CRUZE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GM/ASTR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GM/CORS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I/CHEVROLE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I/G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JOY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MALIBU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MERIVA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MONTANA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ONIX</text:p>
          </table:table-cell>
          <table:table-cell table:style-name="ce3" office:value-type="float" office:value="1012" calcext:value-type="float">
            <text:p>101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PRISMA</text:p>
          </table:table-cell>
          <table:table-cell table:style-name="ce3" office:value-type="float" office:value="680" calcext:value-type="float">
            <text:p>68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SONIC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SPIN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TRACKER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TRAILBLAZE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VECTRA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EVROLET</text:p>
          </table:table-cell>
          <table:table-cell table:style-name="ce3" office:value-type="string" calcext:value-type="string">
            <text:p>ZAFIRA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RYSLER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RYSLER</text:p>
          </table:table-cell>
          <table:table-cell table:style-name="ce3" office:value-type="string" calcext:value-type="string">
            <text:p>PT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HRYSLER</text:p>
          </table:table-cell>
          <table:table-cell table:style-name="ce3" office:value-type="string" calcext:value-type="string">
            <text:p>TOWN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AIRCROSS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3</text:p>
          </table:table-cell>
          <table:table-cell table:style-name="ce3" office:value-type="float" office:value="438" calcext:value-type="float">
            <text:p>43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ITRO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DS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DS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DS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I/CITROE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JUMPE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XSARA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DODGE</text:p>
          </table:table-cell>
          <table:table-cell table:style-name="ce3" office:value-type="string" calcext:value-type="string">
            <text:p>JOURNEY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DODGE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EFFA</text:p>
          </table:table-cell>
          <table:table-cell table:style-name="ce3" office:value-type="string" calcext:value-type="string">
            <text:p>K0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ARGO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BRAVO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CRONOS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DOBLO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DUCATO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FIAT/PALI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FIAT/UN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FIORINO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FREEMONT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IDEA</text:p>
          </table:table-cell>
          <table:table-cell table:style-name="ce3" office:value-type="float" office:value="317" calcext:value-type="float">
            <text:p>31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I/FIA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LINEA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MOBI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PALIO</text:p>
          </table:table-cell>
          <table:table-cell table:style-name="ce3" office:value-type="float" office:value="1699" calcext:value-type="float">
            <text:p>169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PUNTO</text:p>
          </table:table-cell>
          <table:table-cell table:style-name="ce3" office:value-type="float" office:value="423" calcext:value-type="float">
            <text:p>42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SIENA</text:p>
          </table:table-cell>
          <table:table-cell table:style-name="ce3" office:value-type="float" office:value="493" calcext:value-type="float">
            <text:p>49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STILO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STRADA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TORO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UNO</text:p>
          </table:table-cell>
          <table:table-cell table:style-name="ce3" office:value-type="float" office:value="1385" calcext:value-type="float">
            <text:p>138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COURIE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ECOSPORT</text:p>
          </table:table-cell>
          <table:table-cell table:style-name="ce3" office:value-type="float" office:value="423" calcext:value-type="float">
            <text:p>42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EDGE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-25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3" office:value-type="float" office:value="1221" calcext:value-type="float">
            <text:p>122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OCUS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ORD/FIEST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USION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I/FOR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KA</text:p>
          </table:table-cell>
          <table:table-cell table:style-name="ce3" office:value-type="float" office:value="968" calcext:value-type="float">
            <text:p>96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KA+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MUSTANG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RANGER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TRANSIT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FOTON</text:p>
          </table:table-cell>
          <table:table-cell table:style-name="ce3" office:value-type="string" calcext:value-type="string">
            <text:p>AUMAR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GEELY</text:p>
          </table:table-cell>
          <table:table-cell table:style-name="ce3" office:value-type="string" calcext:value-type="string">
            <text:p>EC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AFEI</text:p>
          </table:table-cell>
          <table:table-cell table:style-name="ce3" office:value-type="string" calcext:value-type="string">
            <text:p>TOWNE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ACCOR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CIVIC</text:p>
          </table:table-cell>
          <table:table-cell table:style-name="ce3" office:value-type="float" office:value="602" calcext:value-type="float">
            <text:p>60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CR-V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HONDA/CIVI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HR-V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WR-V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AZERA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CRETA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ELANTRA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HB20</text:p>
          </table:table-cell>
          <table:table-cell table:style-name="ce3" office:value-type="float" office:value="768" calcext:value-type="float">
            <text:p>76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HB20S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HB20X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I30</text:p>
          </table:table-cell>
          <table:table-cell table:style-name="ce3" office:value-type="float" office:value="435" calcext:value-type="float">
            <text:p>43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I30CW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I/HYUNDA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IX35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SANTA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SONATA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TUCSON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VELOSTER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HYUNDAI</text:p>
          </table:table-cell>
          <table:table-cell table:style-name="ce3" office:value-type="string" calcext:value-type="string">
            <text:p>VERACRUZ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IE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J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J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T4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T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T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T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T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C</text:p>
          </table:table-cell>
          <table:table-cell table:style-name="ce3" office:value-type="string" calcext:value-type="string">
            <text:p>T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GUAR</text:p>
          </table:table-cell>
          <table:table-cell table:style-name="ce3" office:value-type="string" calcext:value-type="string">
            <text:p>E-PAC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GUAR</text:p>
          </table:table-cell>
          <table:table-cell table:style-name="ce3" office:value-type="string" calcext:value-type="string">
            <text:p>F-PAC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GUAR</text:p>
          </table:table-cell>
          <table:table-cell table:style-name="ce3" office:value-type="string" calcext:value-type="string">
            <text:p>X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AGUAR</text:p>
          </table:table-cell>
          <table:table-cell table:style-name="ce3" office:value-type="string" calcext:value-type="string">
            <text:p>XF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CHEROKE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COMPASS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1.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JINBEI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BONGO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CADENZ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CARE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CARNIVA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CERATO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OPTIM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PICANTO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SORENTO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SOUL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KIA MOTORS</text:p>
          </table:table-cell>
          <table:table-cell table:style-name="ce3" office:value-type="string" calcext:value-type="string">
            <text:p>SPORTAGE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AMBORGHINI</text:p>
          </table:table-cell>
          <table:table-cell table:style-name="ce3" office:value-type="string" calcext:value-type="string">
            <text:p>GALLAR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AND ROVER</text:p>
          </table:table-cell>
          <table:table-cell table:style-name="ce3" office:value-type="string" calcext:value-type="string">
            <text:p>DEFEND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AND ROVER</text:p>
          </table:table-cell>
          <table:table-cell table:style-name="ce3" office:value-type="string" calcext:value-type="string">
            <text:p>DISCOVERY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AND ROVER</text:p>
          </table:table-cell>
          <table:table-cell table:style-name="ce3" office:value-type="string" calcext:value-type="string">
            <text:p>DISCOVERY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AND ROVER</text:p>
          </table:table-cell>
          <table:table-cell table:style-name="ce3" office:value-type="string" calcext:value-type="string">
            <text:p>DISCOVERY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AND ROVER</text:p>
          </table:table-cell>
          <table:table-cell table:style-name="ce3" office:value-type="string" calcext:value-type="string">
            <text:p>FREELANDER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AND ROVER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CT200H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ES-3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-3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IFAN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IFAN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LIFAN</text:p>
          </table:table-cell>
          <table:table-cell table:style-name="ce3" office:value-type="string" calcext:value-type="string">
            <text:p>X6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C-18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C-20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C-25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C-3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CLA-1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CLA-20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CLA-25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E-25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E-6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GL-5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GLA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GLC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GLE-4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ML-3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ML-6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SLK-2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SLK-2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ERCEDES-BENZ</text:p>
          </table:table-cell>
          <table:table-cell table:style-name="ce3" office:value-type="string" calcext:value-type="string">
            <text:p>SPRINTER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INI</text:p>
          </table:table-cell>
          <table:table-cell table:style-name="ce3" office:value-type="string" calcext:value-type="string">
            <text:p>COOPER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ITSUBISHI</text:p>
          </table:table-cell>
          <table:table-cell table:style-name="ce3" office:value-type="string" calcext:value-type="string">
            <text:p>ASX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ITSUBISHI</text:p>
          </table:table-cell>
          <table:table-cell table:style-name="ce3" office:value-type="string" calcext:value-type="string">
            <text:p>ECLIPS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ITSUBISHI</text:p>
          </table:table-cell>
          <table:table-cell table:style-name="ce3" office:value-type="string" calcext:value-type="string">
            <text:p>GRANDI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ITSUBISHI</text:p>
          </table:table-cell>
          <table:table-cell table:style-name="ce3" office:value-type="string" calcext:value-type="string">
            <text:p>L20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ITSUBISHI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ITSUBISHI</text:p>
          </table:table-cell>
          <table:table-cell table:style-name="ce3" office:value-type="string" calcext:value-type="string">
            <text:p>OUTLANDER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MITSUBISHI</text:p>
          </table:table-cell>
          <table:table-cell table:style-name="ce3" office:value-type="string" calcext:value-type="string">
            <text:p>PAJERO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FRONTIER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KICKS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LIVINA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NISSAN/LIVIN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SENTRA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TIIDA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VERSA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X-TRAI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67" calcext:value-type="float">
            <text:p>46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3008" calcext:value-type="float">
            <text:p>300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5008" calcext:value-type="float">
            <text:p>50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string" calcext:value-type="string">
            <text:p>BOX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string" calcext:value-type="string">
            <text:p>HOGGA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EUGEOT</text:p>
          </table:table-cell>
          <table:table-cell table:style-name="ce3" office:value-type="string" calcext:value-type="string">
            <text:p>RCZ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ORSCHE</text:p>
          </table:table-cell>
          <table:table-cell table:style-name="ce3" office:value-type="string" calcext:value-type="string">
            <text:p>BOXST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ORSCHE</text:p>
          </table:table-cell>
          <table:table-cell table:style-name="ce3" office:value-type="string" calcext:value-type="string">
            <text:p>CAYENNE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ORSCHE</text:p>
          </table:table-cell>
          <table:table-cell table:style-name="ce3" office:value-type="string" calcext:value-type="string">
            <text:p>CAYMA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PORSCHE</text:p>
          </table:table-cell>
          <table:table-cell table:style-name="ce3" office:value-type="string" calcext:value-type="string">
            <text:p>MACAN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AM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DUSTER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FLUENCE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NGOO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WID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LOGAN</text:p>
          </table:table-cell>
          <table:table-cell table:style-name="ce3" office:value-type="float" office:value="639" calcext:value-type="float">
            <text:p>63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RENAULT/SANDER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SANDERO</text:p>
          </table:table-cell>
          <table:table-cell table:style-name="ce3" office:value-type="float" office:value="1039" calcext:value-type="float">
            <text:p>103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SCÉNIC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STEPWA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SMART</text:p>
          </table:table-cell>
          <table:table-cell table:style-name="ce3" office:value-type="string" calcext:value-type="string">
            <text:p>FORTW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ACTYON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KYRO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IMPREZ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SUZUKI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SUZUKI</text:p>
          </table:table-cell>
          <table:table-cell table:style-name="ce3" office:value-type="string" calcext:value-type="string">
            <text:p>SX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AMR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ETIOS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HILUX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PRIU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RAV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TROLLER</text:p>
          </table:table-cell>
          <table:table-cell table:style-name="ce3" office:value-type="string" calcext:value-type="string">
            <text:p>T-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AMAROK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BOR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CROSSFOX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FOX</text:p>
          </table:table-cell>
          <table:table-cell table:style-name="ce3" office:value-type="float" office:value="983" calcext:value-type="float">
            <text:p>98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FUSC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</text:p>
          </table:table-cell>
          <table:table-cell table:style-name="ce3" office:value-type="float" office:value="1547" calcext:value-type="float">
            <text:p>154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JETTA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KOMBI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NIVU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ARATI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ASSAT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SAVEIRO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SPACECROS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SPACEFOX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T-CROSS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TIGUAN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TOUAREG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UP!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VIRTUS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VOYAGE</text:p>
          </table:table-cell>
          <table:table-cell table:style-name="ce3" office:value-type="float" office:value="637" calcext:value-type="float">
            <text:p>63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VW/FO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VW/NOV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VO</text:p>
          </table:table-cell>
          <table:table-cell table:style-name="ce3" office:value-type="string" calcext:value-type="string">
            <text:p>C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VO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VO</text:p>
          </table:table-cell>
          <table:table-cell table:style-name="ce3" office:value-type="string" calcext:value-type="string">
            <text:p>V4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VO</text:p>
          </table:table-cell>
          <table:table-cell table:style-name="ce3" office:value-type="string" calcext:value-type="string">
            <text:p>V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number-columns-repeated="21"/>
          <table:table-cell table:style-name="ce3" office:value-type="string" calcext:value-type="string">
            <text:p>VOLVO</text:p>
          </table:table-cell>
          <table:table-cell table:style-name="ce3" office:value-type="string" calcext:value-type="string">
            <text:p>XC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6360"/>
        </table:table-row>
        <table:table-row table:style-name="ro1" table:number-rows-repeated="682">
          <table:table-cell table:number-columns-repeated="16384"/>
        </table:table-row>
        <table:table-row table:style-name="ro3" table:number-rows-repeated="1047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ueries" table:style-name="ta3">
        <office:forms form:automatic-focus="false" form:apply-design-mode="false"/>
        <table:table-column table:style-name="co2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>
            <draw:custom-shape table:end-cell-address="Queries.H20" table:end-x="0.462cm" table:end-y="0.317cm" draw:z-index="0" draw:name="TextBox 2" draw:style-name="gr3" draw:text-style-name="P5" svg:width="12.286cm" svg:height="8.736cm" svg:x="1.548cm" svg:y="0.344cm">
              <text:p text:style-name="P3"><text:span text:style-name="T2">-- (Query 1) Gênero dos leads</text:span></text:p>
              <text:p text:style-name="P3"><text:span text:style-name="T2">-- Colunas: gênero, leads(#)</text:span></text:p>
              <text:p text:style-name="P3"><text:span text:style-name="T2"/></text:p>
              <text:p text:style-name="P3"><text:span text:style-name="T2">SELECT ib.gender as genero, COUNT(*) AS leads</text:span></text:p>
              <text:p text:style-name="P3"><text:span text:style-name="T2"/></text:p>
              <text:p text:style-name="P3"><text:span text:style-name="T2">FROM sales.customers as cus </text:span></text:p>
              <text:p text:style-name="P3"><text:span text:style-name="T2">left JOIN temp_tables.ibge_genders AS ib</text:span></text:p>
              <text:p text:style-name="P3"><text:span text:style-name="T2"><text:s text:c="4"/></text:span><text:span text:style-name="T2">ON lower(cus.first_name) = lower(ib.first_name)</text:span></text:p>
              <text:p text:style-name="P3"><text:span text:style-name="T2">GROUP BY ib.gender</text:span></text:p>
              <text:p text:style-name="P3"><text:span text:style-name="T2">ORDER BY leads DESC</text:span></text:p>
              <text:p text:style-name="P3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Queries.O20" table:end-x="0.052cm" table:end-y="0.276cm" draw:z-index="1" draw:name="TextBox 6" draw:style-name="gr3" draw:text-style-name="P5" svg:width="12.286cm" svg:height="8.736cm" svg:x="1.138cm" svg:y="0.303cm">
              <text:p text:style-name="P3"><text:span text:style-name="T2">-- (Query 2) Status profissional dos leads</text:span></text:p>
              <text:p text:style-name="P3"><text:span text:style-name="T2">-- Colunas: status profissional, leads (%)</text:span></text:p>
              <text:p text:style-name="P3"><text:span text:style-name="T2"/></text:p>
              <text:p text:style-name="P3"><text:span text:style-name="T2">select professional_status as "status profissional", </text:span></text:p>
              <text:p text:style-name="P3"><text:span text:style-name="T2"><text:tab/></text:span><text:span text:style-name="T2">(count(*)::float)/(select count(*) from sales.customers) as leads</text:span></text:p>
              <text:p text:style-name="P3"><text:span text:style-name="T2"><text:tab/></text:span><text:span text:style-name="T2">from sales.customers</text:span></text:p>
              <text:p text:style-name="P3"><text:span text:style-name="T2"><text:tab/></text:span><text:span text:style-name="T2">group by "status profissional"</text:span></text:p>
              <text:p text:style-name="P3"><text:span text:style-name="T2"><text:tab/></text:span><text:span text:style-name="T2">order by leads desc</text:span></text:p>
              <text:p text:style-name="P3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Queries.U20" table:end-x="1.302cm" table:end-y="0.317cm" draw:z-index="2" draw:name="TextBox 7" draw:style-name="gr4" draw:text-style-name="P5" svg:width="12.057cm" svg:height="8.736cm" svg:x="0.707cm" svg:y="0.344cm">
              <text:p text:style-name="P3"><text:span text:style-name="T2">-- (Query 3) Faixa etária dos leads</text:span></text:p>
              <text:p text:style-name="P3"><text:span text:style-name="T2">-- Colunas: faixa etária, leads (%)</text:span></text:p>
              <text:p text:style-name="P3"><text:span text:style-name="T2"/></text:p>
              <text:p text:style-name="P3"><text:span text:style-name="T2">select </text:span></text:p>
              <text:p text:style-name="P3"><text:span text:style-name="T2"><text:tab/></text:span><text:span text:style-name="T2">case </text:span></text:p>
              <text:p text:style-name="P3"><text:span text:style-name="T2"><text:tab/></text:span><text:span text:style-name="T2"><text:tab/></text:span><text:span text:style-name="T2">when datediff('years', birth_date, current_date) &lt; 20 then '0-20'</text:span></text:p>
              <text:p text:style-name="P3"><text:span text:style-name="T2"><text:tab/></text:span><text:span text:style-name="T2"><text:tab/></text:span><text:span text:style-name="T2">when datediff('years', birth_date, current_date) &lt; 40 then '20-40'</text:span></text:p>
              <text:p text:style-name="P3"><text:span text:style-name="T2"><text:tab/></text:span><text:span text:style-name="T2"><text:tab/></text:span><text:span text:style-name="T2">when datediff('years', birth_date, current_date) &lt; 60 then '40-60'</text:span></text:p>
              <text:p text:style-name="P3"><text:span text:style-name="T2"><text:tab/></text:span><text:span text:style-name="T2"><text:tab/></text:span><text:span text:style-name="T2">when datediff('years', birth_date, current_date) &lt; 80 then '60-80'</text:span></text:p>
              <text:p text:style-name="P3"><text:span text:style-name="T2"><text:tab/></text:span><text:span text:style-name="T2"><text:tab/></text:span><text:span text:style-name="T2">else '80+' end "Faixa Etária",</text:span></text:p>
              <text:p text:style-name="P3"><text:span text:style-name="T2"><text:tab/></text:span><text:span text:style-name="T2"><text:tab/></text:span><text:span text:style-name="T2"><text:tab/></text:span><text:span text:style-name="T2">count(*)::float/(select count(*) from sales.customers) as "leads"</text:span></text:p>
              <text:p text:style-name="P3"><text:span text:style-name="T2">from sales.customers </text:span></text:p>
              <text:p text:style-name="P3"><text:span text:style-name="T2">group by "Faixa Etária"</text:span></text:p>
              <text:p text:style-name="P3"><text:span text:style-name="T2">order by "Faixa Etária" desc</text:span></text:p>
              <text:p text:style-name="P3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Queries.AB20" table:end-x="0.649cm" table:end-y="0.317cm" draw:z-index="3" draw:name="TextBox 8" draw:style-name="gr4" draw:text-style-name="P5" svg:width="12.057cm" svg:height="8.736cm" svg:x="0.054cm" svg:y="0.344cm">
              <text:p text:style-name="P3"><text:span text:style-name="T2">-- (Query 4) Faixa salarial dos leads</text:span></text:p>
              <text:p text:style-name="P3"><text:span text:style-name="T2">-- Colunas: faixa salarial, leads (%), ordem</text:span></text:p>
              <text:p text:style-name="P3"><text:span text:style-name="T2"/></text:p>
              <text:p text:style-name="P3"><text:span text:style-name="T2">select </text:span></text:p>
              <text:p text:style-name="P3"><text:span text:style-name="T2"><text:tab/></text:span><text:span text:style-name="T2">case </text:span></text:p>
              <text:p text:style-name="P3"><text:span text:style-name="T2"><text:tab/></text:span><text:span text:style-name="T2"><text:tab/></text:span><text:span text:style-name="T2">when income &lt; 5000 then '0-5000'</text:span></text:p>
              <text:p text:style-name="P3"><text:span text:style-name="T2"><text:tab/></text:span><text:span text:style-name="T2"><text:tab/></text:span><text:span text:style-name="T2">when income &lt; 10000 then '5000-10000'</text:span></text:p>
              <text:p text:style-name="P3"><text:span text:style-name="T2"><text:tab/></text:span><text:span text:style-name="T2"><text:tab/></text:span><text:span text:style-name="T2">when income &lt; 15000 then '10000-15000'</text:span></text:p>
              <text:p text:style-name="P3"><text:span text:style-name="T2"><text:tab/></text:span><text:span text:style-name="T2"><text:tab/></text:span><text:span text:style-name="T2">when income &lt; 20000 then '15000-20000'</text:span></text:p>
              <text:p text:style-name="P3"><text:span text:style-name="T2"><text:tab/></text:span><text:span text:style-name="T2"><text:tab/></text:span><text:span text:style-name="T2">else '2000+' end "Faixa salarial",</text:span></text:p>
              <text:p text:style-name="P3"><text:span text:style-name="T2"><text:tab/></text:span><text:span text:style-name="T2"><text:tab/></text:span><text:span text:style-name="T2"><text:tab/></text:span><text:span text:style-name="T2">count(*)::float/(select count(*) from sales.customers) as "leads",</text:span></text:p>
              <text:p text:style-name="P3"><text:span text:style-name="T2"><text:tab/></text:span><text:span text:style-name="T2"><text:tab/></text:span><text:span text:style-name="T2"><text:tab/></text:span></text:p>
              <text:p text:style-name="P3"><text:span text:style-name="T2"><text:tab/></text:span><text:span text:style-name="T2">case</text:span></text:p>
              <text:p text:style-name="P3"><text:span text:style-name="T2"><text:tab/></text:span><text:span text:style-name="T2"><text:tab/></text:span><text:span text:style-name="T2">when income &lt; 5000 then '1'</text:span></text:p>
              <text:p text:style-name="P3"><text:span text:style-name="T2"><text:tab/></text:span><text:span text:style-name="T2"><text:tab/></text:span><text:span text:style-name="T2">when income &lt; 10000 then '2'</text:span></text:p>
              <text:p text:style-name="P3"><text:span text:style-name="T2"><text:tab/></text:span><text:span text:style-name="T2"><text:tab/></text:span><text:span text:style-name="T2">when income &lt; 15000 then '3'</text:span></text:p>
              <text:p text:style-name="P3"><text:span text:style-name="T2"><text:tab/></text:span><text:span text:style-name="T2"><text:tab/></text:span><text:span text:style-name="T2">when income &lt; 20000 then '4'</text:span></text:p>
              <text:p text:style-name="P3"><text:span text:style-name="T2"><text:tab/></text:span><text:span text:style-name="T2"><text:tab/></text:span><text:span text:style-name="T2">else '5' end "Ordem"</text:span></text:p>
              <text:p text:style-name="P3"><text:span text:style-name="T2"><text:tab/></text:span><text:span text:style-name="T2"><text:tab/></text:span><text:span text:style-name="T2"><text:tab/></text:span></text:p>
              <text:p text:style-name="P3"><text:span text:style-name="T2">from sales.customers </text:span></text:p>
              <text:p text:style-name="P3"><text:span text:style-name="T2">group by "Faixa salarial", "Ordem"</text:span></text:p>
              <text:p text:style-name="P3"><text:span text:style-name="T2">order by "Ordem" desc</text:span></text:p>
              <text:p text:style-name="P3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2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>
            <draw:custom-shape table:end-cell-address="Queries.H39" table:end-x="0.535cm" table:end-y="0.279cm" draw:z-index="4" draw:name="TextBox 10" draw:style-name="gr5" draw:text-style-name="P5" svg:width="12.266cm" svg:height="8.136cm" svg:x="1.641cm" svg:y="0.306cm">
              <text:p text:style-name="P3"><text:span text:style-name="T2">-- (Query 5) Classificação dos veículos visitados</text:span></text:p>
              <text:p text:style-name="P3"><text:span text:style-name="T2">-- Colunas: classificação do veículo, veículos visitados (#)</text:span></text:p>
              <text:p text:style-name="P3"><text:span text:style-name="T2">-- Regra de negócio: Veículos novos tem até 2 anos e seminovos acima de 2 anos</text:span></text:p>
              <text:p text:style-name="P3"><text:span text:style-name="T2"/></text:p>
              <text:p text:style-name="P3"><text:span text:style-name="T2">select </text:span></text:p>
              <text:p text:style-name="P3"><text:span text:style-name="T2"><text:tab/></text:span><text:span text:style-name="T2">case</text:span></text:p>
              <text:p text:style-name="P3"><text:span text:style-name="T2"><text:tab/></text:span><text:span text:style-name="T2"><text:tab/></text:span><text:span text:style-name="T2">when (2022 - model_year::integer) &lt;= 2 then 'novos'</text:span></text:p>
              <text:p text:style-name="P3"><text:span text:style-name="T2"><text:tab/></text:span><text:span text:style-name="T2"><text:tab/></text:span><text:span text:style-name="T2">else 'seminovos' end "classificação do veículo",</text:span></text:p>
              <text:p text:style-name="P3"><text:span text:style-name="T2"><text:tab/></text:span><text:span text:style-name="T2"><text:tab/></text:span><text:span text:style-name="T2">count (fun.visit_id) as "veículos visitados (#)"</text:span></text:p>
              <text:p text:style-name="P3"><text:span text:style-name="T2"/></text:p>
              <text:p text:style-name="P3"><text:span text:style-name="T2">from sales.funnel as fun left join sales.products as prod</text:span></text:p>
              <text:p text:style-name="P3"><text:span text:style-name="T2">on fun.product_id = prod.product_id</text:span></text:p>
              <text:p text:style-name="P3"><text:span text:style-name="T2">group by "classificação do veículo"</text:span></text:p>
              <text:p text:style-name="P3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Queries.O39" table:end-x="0.082cm" table:end-y="0.279cm" draw:z-index="5" draw:name="TextBox 11" draw:style-name="gr5" draw:text-style-name="P5" svg:width="12.266cm" svg:height="8.136cm" svg:x="1.188cm" svg:y="0.306cm">
              <text:p text:style-name="P3"><text:span text:style-name="T2">-- (Query 6) Idade dos veículos visitados</text:span></text:p>
              <text:p text:style-name="P3"><text:span text:style-name="T2">-- Colunas: Idade do veículo, veículos visitados (%), ordem</text:span></text:p>
              <text:p text:style-name="P3"><text:span text:style-name="T2"/></text:p>
              <text:p text:style-name="P3"><text:span text:style-name="T2">with</text:span></text:p>
              <text:p text:style-name="P3"><text:span text:style-name="T2"><text:tab/></text:span><text:span text:style-name="T2">faixa_de_idade_dos_veiculos as (</text:span></text:p>
              <text:p text:style-name="P3"><text:span text:style-name="T2"><text:tab/></text:span></text:p>
              <text:p text:style-name="P3"><text:span text:style-name="T2"><text:tab/></text:span><text:span text:style-name="T2"><text:tab/></text:span><text:span text:style-name="T2">select</text:span></text:p>
              <text:p text:style-name="P3"><text:span text:style-name="T2"><text:tab/></text:span><text:span text:style-name="T2"><text:tab/></text:span><text:span text:style-name="T2"><text:tab/></text:span><text:span text:style-name="T2">fun.visit_page_date,</text:span></text:p>
              <text:p text:style-name="P3"><text:span text:style-name="T2"><text:tab/></text:span><text:span text:style-name="T2"><text:tab/></text:span><text:span text:style-name="T2"><text:tab/></text:span><text:span text:style-name="T2">pro.model_year,</text:span></text:p>
              <text:p text:style-name="P3"><text:span text:style-name="T2"><text:tab/></text:span><text:span text:style-name="T2"><text:tab/></text:span><text:span text:style-name="T2"><text:tab/></text:span><text:span text:style-name="T2">extract('year' from visit_page_date) - pro.model_year::int as idade_veiculo,</text:span></text:p>
              <text:p text:style-name="P3"><text:span text:style-name="T2"><text:tab/></text:span><text:span text:style-name="T2"><text:tab/></text:span><text:span text:style-name="T2"><text:tab/></text:span><text:span text:style-name="T2">case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2 then 'Até 2 anos'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4 then 'de 2 a 4 anos'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6 then 'de 4 a 6 anos'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8 then 'de 6 a 8 anos'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10 then 'de 8 a 10 anos'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else 'acima de 10 anos'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end as "idade do veiculo",</text:span></text:p>
              <text:p text:style-name="P3"><text:span text:style-name="T2"><text:tab/></text:span><text:span text:style-name="T2"><text:tab/></text:span><text:span text:style-name="T2"><text:tab/></text:span><text:span text:style-name="T2">case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2 then 1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4 then 2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6 then 3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8 then 4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hen (extract('year' from visit_page_date) - pro.model_year::int)&lt;=10 then 5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else 6</text:span></text:p>
  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end as "ordem"</text:span></text:p>
              <text:p text:style-name="P3"><text:span text:style-name="T2"/></text:p>
              <text:p text:style-name="P3"><text:span text:style-name="T2"><text:tab/></text:span><text:span text:style-name="T2"><text:tab/></text:span><text:span text:style-name="T2">from sales.funnel as fun</text:span></text:p>
              <text:p text:style-name="P3"><text:span text:style-name="T2"><text:tab/></text:span><text:span text:style-name="T2"><text:tab/></text:span><text:span text:style-name="T2">left join sales.products as pro</text:span></text:p>
              <text:p text:style-name="P3"><text:span text:style-name="T2"><text:tab/></text:span><text:span text:style-name="T2"><text:tab/></text:span><text:span text:style-name="T2"><text:tab/></text:span><text:span text:style-name="T2">on fun.product_id = pro.product_id</text:span><text:span text:style-name="T2"><text:tab/></text:span></text:p>
              <text:p text:style-name="P3"><text:span text:style-name="T2"><text:tab/></text:span><text:span text:style-name="T2">)</text:span></text:p>
              <text:p text:style-name="P3"><text:span text:style-name="T2"/></text:p>
              <text:p text:style-name="P3"><text:span text:style-name="T2">select</text:span></text:p>
              <text:p text:style-name="P3"><text:span text:style-name="T2"><text:tab/></text:span><text:span text:style-name="T2">"idade do veiculo",</text:span></text:p>
              <text:p text:style-name="P3"><text:span text:style-name="T2"><text:tab/></text:span><text:span text:style-name="T2">count(*)::float/(select count(*) from sales.funnel) as "veículos visitados (#)",</text:span></text:p>
              <text:p text:style-name="P3"><text:span text:style-name="T2"><text:tab/></text:span><text:span text:style-name="T2">ordem</text:span></text:p>
              <text:p text:style-name="P3"><text:span text:style-name="T2">from faixa_de_idade_dos_veiculos</text:span></text:p>
              <text:p text:style-name="P3"><text:span text:style-name="T2">group by "idade do veiculo", ordem</text:span></text:p>
              <text:p text:style-name="P3"><text:span text:style-name="T2">order by ordem </text:span></text:p>
              <text:p text:style-name="P3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Queries.U39" table:end-x="1.367cm" table:end-y="0.279cm" draw:z-index="6" draw:name="TextBox 12" draw:style-name="gr6" draw:text-style-name="P5" svg:width="12.057cm" svg:height="8.136cm" svg:x="0.772cm" svg:y="0.306cm">
              <text:p text:style-name="P3"><text:span text:style-name="T2">-- (Query 7) Veículos mais visitados por marca</text:span></text:p>
              <text:p text:style-name="P3"><text:span text:style-name="T2">-- Colunas: brand, model, visitas (#)</text:span></text:p>
              <text:p text:style-name="P3"><text:span text:style-name="T2"/></text:p>
              <text:p text:style-name="P3"><text:span text:style-name="T2">select prod.brand, prod.model, count (*) as "visitas"</text:span></text:p>
              <text:p text:style-name="P3"><text:span text:style-name="T2"/></text:p>
              <text:p text:style-name="P3"><text:span text:style-name="T2">from sales.funnel as fun left join sales.products as prod</text:span></text:p>
              <text:p text:style-name="P3"><text:span text:style-name="T2"><text:tab/></text:span><text:span text:style-name="T2">on fun.product_id = prod.product_id</text:span></text:p>
              <text:p text:style-name="P3"><text:span text:style-name="T2"/></text:p>
              <text:p text:style-name="P3"><text:span text:style-name="T2"><text:tab/></text:span><text:span text:style-name="T2">group by prod.brand, prod.model</text:span></text:p>
              <text:p text:style-name="P3"><text:span text:style-name="T2"><text:tab/></text:span><text:span text:style-name="T2">order by prod.brand, prod.model, "visitas"</text:span></text:p>
              <text:p text:style-name="P3"><text:span text:style-name="T3"/></text:p>
              <text:p text:style-name="P3"><text:span text:style-name="T3"/></text:p>
              <text:p text:style-name="P3"><text:span text:style-name="T3"/></text:p>
              <text:p text:style-name="P3"><text:span text:style-name="T3"/></text:p>
              <text:p text:style-name="P3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9"/>
        </table:table-row>
      </table:table>
      <table:named-expressions>
        <table:named-range table:name="_xlchart.v1.0" table:base-cell-address="$Dashboard.$A$1" table:cell-range-address="$Output.$V$4:.$W$321" table:range-usable-as="hidden"/>
        <table:named-range table:name="_xlchart.v1.1" table:base-cell-address="$Dashboard.$A$1" table:cell-range-address="$Output.$X$3" table:range-usable-as="hidden"/>
        <table:named-range table:name="_xlchart.v1.2" table:base-cell-address="$Dashboard.$A$1" table:cell-range-address="$Output.$X$4:.$X$321" table:range-usable-as="hidden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5P0" style:volatile="true" number:language="pt" number:country="BR">
      <number:month number:textual="true"/>
      <number:text>-</number:text>
      <number:year/>
    </number:date-style>
    <number:text-style style:name="N10115" number:language="pt" number:country="BR">
      <number:text-content/>
      <style:map style:condition="value()&lt;=1.7976931348623157E+308" style:apply-style-name="N10115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09:20:37.9842660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eries" style:display-name="PageStyle_Queri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dori Toyota</meta:initial-creator>
    <meta:print-date>2021-12-25T02:20:17</meta:print-date>
    <meta:creation-date>2015-06-05T18:17:20</meta:creation-date>
    <dc:date>2026-02-25T09:31:06.594113031</dc:date>
    <meta:generator>LibreOffice/24.2.7.2$Linux_X86_64 LibreOffice_project/420$Build-2</meta:generator>
    <meta:editing-duration>PT6H19M17S</meta:editing-duration>
    <meta:editing-cycles>6</meta:editing-cycles>
    <meta:document-statistic meta:table-count="3" meta:cell-count="1045" meta:object-count="14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-and-percentag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3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3">
      <style:chart-properties loext:label-fill-color="#bfbfbf" loext:label-fill="solid" chart:link-data-style-to-source="true" chart:data-label-number="value-and-percentage" chart:data-label-text="false" chart:data-label-symbol="false" chart:data-label-series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 chart:label-position="center"/>
      <style:graphic-properties draw:stroke="solid" svg:stroke-width="0.053cm" svg:stroke-color="#ffffff" draw:fill-color="#ffbe00"/>
    </style:style>
    <style:style style:name="ch9" style:family="chart">
      <style:chart-properties chart:solid-type="cuboid" chart:label-position="center"/>
      <style:graphic-properties draw:stroke="solid" svg:stroke-width="0.053cm" svg:stroke-color="#ffffff" draw:fill-color="#176c83"/>
    </style:style>
    <style:style style:name="ch10" style:family="chart">
      <style:graphic-properties draw:fill="solid" draw:fill-color="#bfbfbf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9.383cm" svg:height="7.621cm" xlink:href=".." xlink:type="simple" chart:class="chart:ring" chart:style-name="ch1">
        <chart:title svg:x="3.729cm" svg:y="0.287cm" chart:style-name="ch2">
          <text:p>Gênero</text:p>
        </chart:title>
        <chart:legend chart:legend-position="bottom" svg:x="3.331cm" svg:y="6.969cm" style:legend-expansion="wide" chart:style-name="ch3"/>
        <chart:plot-area chart:style-name="ch4" table:cell-range-address="Output.B4:Output.C5 Output.C3:Output.C3" chart:data-source-has-labels="both" svg:x="0.35cm" svg:y="1.622cm" svg:width="8.683cm" svg:height="4.813cm">
          <chart:coordinate-region svg:x="2.286cm" svg:y="1.623cm" svg:width="4.812cm" svg:height="4.812cm"/>
          <chart:axis chart:dimension="x" chart:name="primary-x" chart:style-name="ch5" chartooo:axis-type="text">
            <chart:categories table:cell-range-address="Output.B4:Output.B5"/>
          </chart:axis>
          <chart:axis chart:dimension="y" chart:name="primary-y" chart:style-name="ch6"/>
          <chart:series chart:style-name="ch7" chart:values-cell-range-address="Output.C4:Output.C5" chart:label-cell-address="Output.C3:Output.C3" chart:class="chart:circle">
            <chart:data-point chart:style-name="ch8"/>
            <chart:data-point chart:style-name="ch9"/>
            <chart:data-label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ds</text:p>
                <draw:g>
                  <svg:desc>Output.C3:Output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Output.B4:Output.B5</svg:desc>
                </draw:g>
              </table:table-cell>
              <table:table-cell office:value-type="float" office:value="15106">
                <text:p>15106</text:p>
                <draw:g>
                  <svg:desc>Output.C4:Output.C5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003">
                <text:p>1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">
      <style:chart-properties chart:display-label="true" chart:tick-marks-major-inner="false" chart:tick-marks-major-outer="false" chart:logarithmic="false" chart:interval-minor-divisor="5" chart:gap-width="7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">
      <style:chart-properties loext:label-fill-color="#bfbfbf" loext:label-fill="solid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draw:stroke="none" draw:fill-color="#176c83" fo:wrap-option="wrap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draw:fill="solid" draw:fill-color="#bfbfbf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147cm" svg:height="7.621cm" xlink:href=".." xlink:type="simple" chart:class="chart:bar" chart:style-name="ch1">
        <chart:title svg:x="2.314cm" svg:y="0.287cm" chart:style-name="ch2">
          <text:p>Status profissional</text:p>
        </chart:title>
        <chart:plot-area chart:style-name="ch3" table:cell-range-address="Output.E4:Output.F11 Output.F3:Output.F3" chart:data-source-has-labels="both" svg:x="0.182cm" svg:y="1.424cm" svg:width="8.783cm" svg:height="6.045cm">
          <chart:coordinate-region svg:x="2.426cm" svg:y="1.424cm" svg:width="6.233cm" svg:height="5.495cm"/>
          <chart:axis chart:dimension="x" chart:name="primary-x" chart:style-name="ch4" chartooo:axis-type="auto">
            <chartooo:date-scale/>
            <chart:categories table:cell-range-address="Output.E4:Output.E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F4:Output.F11" chart:label-cell-address="Output.F3:Output.F3" chart:class="chart:bar">
            <chart:data-point chart:repeated="8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ds</text:p>
                <draw:g>
                  <svg:desc>Output.F3:Output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t</text:p>
                <draw:g>
                  <svg:desc>Output.E4:Output.E11</svg:desc>
                </draw:g>
              </table:table-cell>
              <table:table-cell office:value-type="float" office:value="0.649448404954399">
                <text:p>0.649448404954399</text:p>
                <draw:g>
                  <svg:desc>Output.F4:Output.F11</svg:desc>
                </draw:g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904456569357601">
                <text:p>0.0904456569357601</text:p>
              </table:table-cell>
            </table:table-row>
            <table:table-row>
              <table:table-cell office:value-type="string">
                <text:p>businessman</text:p>
              </table:table-cell>
              <table:table-cell office:value-type="float" office:value="0.0754311203154248">
                <text:p>0.0754311203154248</text:p>
              </table:table-cell>
            </table:table-row>
            <table:table-row>
              <table:table-cell office:value-type="string">
                <text:p>self_employed</text:p>
              </table:table-cell>
              <table:table-cell office:value-type="float" office:value="0.0720458799633598">
                <text:p>0.0720458799633598</text:p>
              </table:table-cell>
            </table:table-row>
            <table:table-row>
              <table:table-cell office:value-type="string">
                <text:p>freelancer</text:p>
              </table:table-cell>
              <table:table-cell office:value-type="float" office:value="0.0528894022063802">
                <text:p>0.0528894022063802</text:p>
              </table:table-cell>
            </table:table-row>
            <table:table-row>
              <table:table-cell office:value-type="string">
                <text:p>retired</text:p>
              </table:table-cell>
              <table:table-cell office:value-type="float" office:value="0.0426142020789358">
                <text:p>0.0426142020789358</text:p>
              </table:table-cell>
            </table:table-row>
            <table:table-row>
              <table:table-cell office:value-type="string">
                <text:p>civil_servant</text:p>
              </table:table-cell>
              <table:table-cell office:value-type="float" office:value="0.0170855071886575">
                <text:p>0.0170855071886575</text:p>
              </table:table-cell>
            </table:table-row>
            <table:table-row>
              <table:table-cell office:value-type="string">
                <text:p>student</text:p>
              </table:table-cell>
              <table:table-cell office:value-type="float" office:value="0.0000398263570831176">
                <text:p>0.0000398263570831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">
      <style:chart-properties chart:display-label="true" chart:tick-marks-major-inner="false" chart:tick-marks-major-outer="false" chart:logarithmic="false" chart:interval-minor-divisor="5" chart:gap-width="7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">
      <style:chart-properties loext:label-fill-color="#bfbfbf" loext:label-fill="solid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draw:stroke="none" draw:fill-color="#176c83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graphic-properties draw:fill="solid" draw:fill-color="#bfbfbf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434cm" svg:height="7.621cm" xlink:href=".." xlink:type="simple" chart:class="chart:bar" chart:style-name="ch1">
        <chart:title svg:x="3.278cm" svg:y="0.287cm" chart:style-name="ch2">
          <text:p>Faixa etária</text:p>
        </chart:title>
        <chart:plot-area chart:style-name="ch3" table:cell-range-address="Output.H4:Output.I8 Output.I3:Output.I3" chart:data-source-has-labels="both" svg:x="0.188cm" svg:y="1.424cm" svg:width="9.058cm" svg:height="6.045cm">
          <chart:coordinate-region svg:x="1.109cm" svg:y="1.424cm" svg:width="7.831cm" svg:height="5.495cm"/>
          <chart:axis chart:dimension="x" chart:name="primary-x" chart:style-name="ch4" chartooo:axis-type="auto">
            <chartooo:date-scale/>
            <chart:categories table:cell-range-address="Output.H4:Output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I4:Output.I8" chart:label-cell-address="Output.I3:Output.I3" chart:class="chart:bar">
            <chart:data-point chart:repeated="5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ds</text:p>
                <draw:g>
                  <svg:desc>Output.I3:Output.I3</svg:desc>
                </draw:g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  <draw:g>
                  <svg:desc>Output.H4:Output.H8</svg:desc>
                </draw:g>
              </table:table-cell>
              <table:table-cell office:value-type="float" office:value="0.0341710143773149">
                <text:p>0.0341710143773149</text:p>
                <draw:g>
                  <svg:desc>Output.I4:Output.I8</svg:desc>
                </draw:g>
              </table:table-cell>
            </table:table-row>
            <table:table-row>
              <table:table-cell office:value-type="string">
                <text:p>60-80</text:p>
              </table:table-cell>
              <table:table-cell office:value-type="float" office:value="0.205424349834721">
                <text:p>0.205424349834721</text:p>
              </table:table-cell>
            </table:table-row>
            <table:table-row>
              <table:table-cell office:value-type="string">
                <text:p>40-60</text:p>
              </table:table-cell>
              <table:table-cell office:value-type="float" office:value="0.333426261499861">
                <text:p>0.333426261499861</text:p>
              </table:table-cell>
            </table:table-row>
            <table:table-row>
              <table:table-cell office:value-type="string">
                <text:p>20-40</text:p>
              </table:table-cell>
              <table:table-cell office:value-type="float" office:value="0.426978374288104">
                <text:p>0.426978374288104</text:p>
              </table:table-cell>
            </table:table-row>
            <table:table-row>
              <table:table-cell office:value-type="string">
                <text:p>0-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">
      <style:chart-properties chart:display-label="true" chart:tick-marks-major-inner="false" chart:tick-marks-major-outer="false" chart:logarithmic="false" chart:interval-minor-divisor="5" chart:gap-width="7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">
      <style:chart-properties loext:label-fill-color="#bfbfbf" loext:label-fill="solid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draw:stroke="none" draw:fill-color="#176c83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graphic-properties draw:fill="solid" draw:fill-color="#bfbfbf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293cm" svg:height="7.62cm" xlink:href=".." xlink:type="simple" chart:class="chart:bar" chart:style-name="ch1">
        <chart:title svg:x="3.049cm" svg:y="0.287cm" chart:style-name="ch2">
          <text:p>Faixa salarial</text:p>
        </chart:title>
        <chart:plot-area chart:style-name="ch3" table:cell-range-address="Output.K4:Output.L8 Output.L3:Output.L3" chart:data-source-has-labels="both" svg:x="0.185cm" svg:y="1.424cm" svg:width="8.923cm" svg:height="6.044cm">
          <chart:coordinate-region svg:x="2.191cm" svg:y="1.424cm" svg:width="6.611cm" svg:height="5.494cm"/>
          <chart:axis chart:dimension="x" chart:name="primary-x" chart:style-name="ch4" chartooo:axis-type="auto">
            <chartooo:date-scale/>
            <chart:categories table:cell-range-address="Output.K4:Output.K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L4:Output.L8" chart:label-cell-address="Output.L3:Output.L3" chart:class="chart:bar">
            <chart:data-point chart:repeated="5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ds</text:p>
                <draw:g>
                  <svg:desc>Output.L3:Output.L3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Output.K4:Output.K8</svg:desc>
                </draw:g>
              </table:table-cell>
              <table:table-cell office:value-type="float" office:value="0.0160101955474133">
                <text:p>0.0160101955474133</text:p>
                <draw:g>
                  <svg:desc>Output.L4:Output.L8</svg:desc>
                </draw:g>
              </table:table-cell>
            </table:table-row>
            <table:table-row>
              <table:table-cell office:value-type="string">
                <text:p>15000-20000</text:p>
              </table:table-cell>
              <table:table-cell office:value-type="float" office:value="0.0177227289019873">
                <text:p>0.0177227289019873</text:p>
              </table:table-cell>
            </table:table-row>
            <table:table-row>
              <table:table-cell office:value-type="string">
                <text:p>10000-15000</text:p>
              </table:table-cell>
              <table:table-cell office:value-type="float" office:value="0.0953841252140667">
                <text:p>0.0953841252140667</text:p>
              </table:table-cell>
            </table:table-row>
            <table:table-row>
              <table:table-cell office:value-type="string">
                <text:p>5000-10000</text:p>
              </table:table-cell>
              <table:table-cell office:value-type="float" office:value="0.710263252220319">
                <text:p>0.710263252220319</text:p>
              </table:table-cell>
            </table:table-row>
            <table:table-row>
              <table:table-cell office:value-type="string">
                <text:p>0-5000</text:p>
              </table:table-cell>
              <table:table-cell office:value-type="float" office:value="0.160619698116213">
                <text:p>0.160619698116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-and-percentag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loext:label-fill-color="#bfbfbf" loext:label-fill="solid" chart:link-data-style-to-source="true" chart:data-label-number="value-and-percentage" chart:data-label-text="false" chart:data-label-symbol="false" chart:data-label-series="false" chart:label-position="avoid-overlap">
        <chart:label-separator>
          <text:p>; </text:p>
        </chart:label-separator>
      </style:chart-properties>
      <style:graphic-properties draw:stroke="none" draw:fill-color="#176c83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 chart:label-position="center"/>
      <style:graphic-properties draw:stroke="solid" svg:stroke-width="0.053cm" svg:stroke-color="#ffffff" draw:fill-color="#ffbe00"/>
    </style:style>
    <style:style style:name="ch9" style:family="chart">
      <style:chart-properties chart:solid-type="cuboid" chart:label-position="center"/>
      <style:graphic-properties draw:stroke="solid" svg:stroke-width="0.053cm" svg:stroke-color="#ffffff" draw:fill-color="#176c83"/>
    </style:style>
    <style:style style:name="ch10" style:family="chart">
      <style:graphic-properties draw:fill="solid" draw:fill-color="#bfbfbf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9.504cm" svg:height="7.62cm" xlink:href=".." xlink:type="simple" chart:class="chart:ring" chart:style-name="ch1">
        <chart:title svg:x="1.911cm" svg:y="0.287cm" chart:style-name="ch2">
          <text:p>Classificação do veículo</text:p>
        </chart:title>
        <chart:legend chart:legend-position="bottom" svg:x="3.021cm" svg:y="6.968cm" style:legend-expansion="wide" chart:style-name="ch3"/>
        <chart:plot-area chart:style-name="ch4" table:cell-range-address="Output.O4:Output.P5 Output.P3:Output.P3" chart:data-source-has-labels="both" svg:x="0.35cm" svg:y="1.622cm" svg:width="8.804cm" svg:height="4.812cm">
          <chart:coordinate-region svg:x="2.633cm" svg:y="1.798cm" svg:width="4.237cm" svg:height="4.237cm"/>
          <chart:axis chart:dimension="x" chart:name="primary-x" chart:style-name="ch5" chartooo:axis-type="text">
            <chart:categories table:cell-range-address="Output.O4:Output.O5"/>
          </chart:axis>
          <chart:axis chart:dimension="y" chart:name="primary-y" chart:style-name="ch6"/>
          <chart:series chart:style-name="ch7" chart:values-cell-range-address="Output.P4:Output.P5" chart:label-cell-address="Output.P3:Output.P3" chart:class="chart:circle">
            <chart:data-point chart:style-name="ch8"/>
            <chart:data-point chart:style-name="ch9"/>
            <chart:data-label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ículos visitados (#)</text:p>
                <draw:g>
                  <svg:desc>Output.P3:Output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vos</text:p>
                <draw:g>
                  <svg:desc>Output.O4:Output.O5</svg:desc>
                </draw:g>
              </table:table-cell>
              <table:table-cell office:value-type="float" office:value="649">
                <text:p>649</text:p>
                <draw:g>
                  <svg:desc>Output.P4:Output.P5</svg:desc>
                </draw:g>
              </table:table-cell>
            </table:table-row>
            <table:table-row>
              <table:table-cell office:value-type="string">
                <text:p>seminovos</text:p>
              </table:table-cell>
              <table:table-cell office:value-type="float" office:value="29931">
                <text:p>299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 draw:fill-color="#f2f2f2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">
      <style:chart-properties chart:display-label="true" chart:tick-marks-major-inner="false" chart:tick-marks-major-outer="false" chart:logarithmic="false" chart:interval-minor-divisor="5" chart:gap-width="7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">
      <style:chart-properties loext:label-fill-color="#bfbfbf" loext:label-fill="solid" chart:link-data-style-to-source="true" chart:data-label-number="value" chart:data-label-text="false" chart:data-label-symbol="false" chart:data-label-series="false" chart:label-position="center">
        <chart:label-separator>
          <text:p>; </text:p>
        </chart:label-separator>
      </style:chart-properties>
      <style:graphic-properties draw:stroke="none" draw:fill-color="#176c83" fo:wrap-option="wrap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draw:fill="solid" draw:fill-color="#bfbfbf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389cm" svg:height="7.62cm" xlink:href=".." xlink:type="simple" chart:class="chart:bar" chart:style-name="ch1">
        <chart:title svg:x="2.673cm" svg:y="0.287cm" chart:style-name="ch2">
          <text:p>Idade do veículo</text:p>
        </chart:title>
        <chart:plot-area chart:style-name="ch3" table:cell-range-address="Output.R4:Output.S9 Output.S3:Output.S3" chart:data-source-has-labels="both" svg:x="0.187cm" svg:y="1.424cm" svg:width="9.015cm" svg:height="6.044cm">
          <chart:coordinate-region svg:x="2.431cm" svg:y="1.424cm" svg:width="6.465cm" svg:height="5.494cm"/>
          <chart:axis chart:dimension="x" chart:name="primary-x" chart:style-name="ch4" chartooo:axis-type="auto">
            <chartooo:date-scale/>
            <chart:categories table:cell-range-address="Output.R4:Output.R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S4:Output.S9" chart:label-cell-address="Output.S3:Output.S3" chart:class="chart:bar">
            <chart:data-point chart:repeated="6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ículos visitados (#)</text:p>
                <draw:g>
                  <svg:desc>Output.S3:Output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é 2 anos</text:p>
                <draw:g>
                  <svg:desc>Output.R4:Output.R9</svg:desc>
                </draw:g>
              </table:table-cell>
              <table:table-cell office:value-type="float" office:value="0.0379986919555265">
                <text:p>0.0379986919555265</text:p>
                <draw:g>
                  <svg:desc>Output.S4:Output.S9</svg:desc>
                </draw:g>
              </table:table-cell>
            </table:table-row>
            <table:table-row>
              <table:table-cell office:value-type="string">
                <text:p>de 2 a 4 anos</text:p>
              </table:table-cell>
              <table:table-cell office:value-type="float" office:value="0.107750163505559">
                <text:p>0.107750163505559</text:p>
              </table:table-cell>
            </table:table-row>
            <table:table-row>
              <table:table-cell office:value-type="string">
                <text:p>de 4 a 6 anos</text:p>
              </table:table-cell>
              <table:table-cell office:value-type="float" office:value="0.181033355134075">
                <text:p>0.181033355134075</text:p>
              </table:table-cell>
            </table:table-row>
            <table:table-row>
              <table:table-cell office:value-type="string">
                <text:p>de 6 a 8 anos</text:p>
              </table:table-cell>
              <table:table-cell office:value-type="float" office:value="0.196304774362328">
                <text:p>0.196304774362328</text:p>
              </table:table-cell>
            </table:table-row>
            <table:table-row>
              <table:table-cell office:value-type="string">
                <text:p>de 8 a 10 anos</text:p>
              </table:table-cell>
              <table:table-cell office:value-type="float" office:value="0.247678221059516">
                <text:p>0.247678221059516</text:p>
              </table:table-cell>
            </table:table-row>
            <table:table-row>
              <table:table-cell office:value-type="string">
                <text:p>acima de 10 anos</text:p>
              </table:table-cell>
              <table:table-cell office:value-type="float" office:value="0.229234793982995">
                <text:p>0.2292347939829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